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92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2]-[Sheet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3]-[Sheet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4]-[Sheet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5]-[Sheet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6]-[Sheet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7]-[Sheet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8]-[Sheet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9]-[Sheet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10]-[Sheet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11]-[Sheet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12]-[Sheet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13]-[Sheet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14]-[Sheet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]-[Sheet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16]-[Sheet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7]-[Sheet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8]-[Sheet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9]-[Sheet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20]-[Sheet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21]-[Sheet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22]-[Sheet1.E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3]-[Sheet1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24]-[Sheet1.E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5]-[Sheet1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26]-[Sheet1.E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7]-[Sheet1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28]-[Sheet1.E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29]-[Sheet1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30]-[Sheet1.E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31]-[Sheet1.E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32]-[Sheet1.E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33]-[Sheet1.E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34]-[Sheet1.E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35]-[Sheet1.E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36]-[Sheet1.E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37]-[Sheet1.E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38]-[Sheet1.E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39]-[Sheet1.E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40]-[Sheet1.E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41]-[Sheet1.E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42]-[Sheet1.E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43]-[Sheet1.E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44]-[Sheet1.E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45]-[Sheet1.E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46]-[Sheet1.E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47]-[Sheet1.E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48]-[Sheet1.E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49]-[Sheet1.E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0]-[Sheet1.E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51]-[Sheet1.E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52]-[Sheet1.E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53]-[Sheet1.E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54]-[Sheet1.E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55]-[Sheet1.E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56]-[Sheet1.E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57]-[Sheet1.E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58]-[Sheet1.E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59]-[Sheet1.E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60]-[Sheet1.E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61]-[Sheet1.E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62]-[Sheet1.E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63]-[Sheet1.E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4]-[Sheet1.E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65]-[Sheet1.E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66]-[Sheet1.E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67]-[Sheet1.E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68]-[Sheet1.E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69]-[Sheet1.E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71]-[Sheet1.E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72]-[Sheet1.E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73]-[Sheet1.E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74]-[Sheet1.E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75]-[Sheet1.E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76]-[Sheet1.E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77]-[Sheet1.E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78]-[Sheet1.E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79]-[Sheet1.E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80]-[Sheet1.E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81]-[Sheet1.E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82]-[Sheet1.E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83]-[Sheet1.E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84]-[Sheet1.E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85]-[Sheet1.E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86]-[Sheet1.E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87]-[Sheet1.E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88]-[Sheet1.E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89]-[Sheet1.E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90]-[Sheet1.E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91]-[Sheet1.E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92]-[Sheet1.E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93]-[Sheet1.E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94]-[Sheet1.E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95]-[Sheet1.E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6]-[Sheet1.E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97]-[Sheet1.E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98]-[Sheet1.E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99]-[Sheet1.E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00]-[Sheet1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101]-[Sheet1.E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102]-[Sheet1.E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03]-[Sheet1.E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04]-[Sheet1.E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105]-[Sheet1.E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06]-[Sheet1.E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07]-[Sheet1.E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08]-[Sheet1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109]-[Sheet1.E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10]-[Sheet1.E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11]-[Sheet1.E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12]-[Sheet1.E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113]-[Sheet1.E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114]-[Sheet1.E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15]-[Sheet1.E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116]-[Sheet1.E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17]-[Sheet1.E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18]-[Sheet1.E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119]-[Sheet1.E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20]-[Sheet1.E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121]-[Sheet1.E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122]-[Sheet1.E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123]-[Sheet1.E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124]-[Sheet1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125]-[Sheet1.E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126]-[Sheet1.E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127]-[Sheet1.E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128]-[Sheet1.E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29]-[Sheet1.E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30]-[Sheet1.E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131]-[Sheet1.E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132]-[Sheet1.E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33]-[Sheet1.E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134]-[Sheet1.E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135]-[Sheet1.E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136]-[Sheet1.E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137]-[Sheet1.E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138]-[Sheet1.E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139]-[Sheet1.E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140]-[Sheet1.E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141]-[Sheet1.E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142]-[Sheet1.E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43]-[Sheet1.E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144]-[Sheet1.E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145]-[Sheet1.E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146]-[Sheet1.E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147]-[Sheet1.E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48]-[Sheet1.E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149]-[Sheet1.E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150]-[Sheet1.E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151]-[Sheet1.E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152]-[Sheet1.E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53]-[Sheet1.E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154]-[Sheet1.E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155]-[Sheet1.E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56]-[Sheet1.E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57]-[Sheet1.E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58]-[Sheet1.E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159]-[Sheet1.E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60]-[Sheet1.E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161]-[Sheet1.E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162]-[Sheet1.E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63]-[Sheet1.E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64]-[Sheet1.E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65]-[Sheet1.E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166]-[Sheet1.E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167]-[Sheet1.E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68]-[Sheet1.E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170]-[Sheet1.E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71]-[Sheet1.E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172]-[Sheet1.E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173]-[Sheet1.E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174]-[Sheet1.E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75]-[Sheet1.E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176]-[Sheet1.E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177]-[Sheet1.E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178]-[Sheet1.E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79]-[Sheet1.E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80]-[Sheet1.E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81]-[Sheet1.E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182]-[Sheet1.E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183]-[Sheet1.E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184]-[Sheet1.E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185]-[Sheet1.E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186]-[Sheet1.E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187]-[Sheet1.E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188]-[Sheet1.E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189]-[Sheet1.E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190]-[Sheet1.E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191]-[Sheet1.E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192]-[Sheet1.E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93]-[Sheet1.E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194]-[Sheet1.E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195]-[Sheet1.E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196]-[Sheet1.E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97]-[Sheet1.E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198]-[Sheet1.E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199]-[Sheet1.E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200]-[Sheet1.E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201]-[Sheet1.E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202]-[Sheet1.E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203]-[Sheet1.E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204]-[Sheet1.E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205]-[Sheet1.E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206]-[Sheet1.E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207]-[Sheet1.E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208]-[Sheet1.E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209]-[Sheet1.E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210]-[Sheet1.E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211]-[Sheet1.E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212]-[Sheet1.E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213]-[Sheet1.E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214]-[Sheet1.E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215]-[Sheet1.E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216]-[Sheet1.E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217]-[Sheet1.E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218]-[Sheet1.E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219]-[Sheet1.E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220]-[Sheet1.E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221]-[Sheet1.E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222]-[Sheet1.E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223]-[Sheet1.E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224]-[Sheet1.E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225]-[Sheet1.E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226]-[Sheet1.E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227]-[Sheet1.E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228]-[Sheet1.E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229]-[Sheet1.E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230]-[Sheet1.E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231]-[Sheet1.E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232]-[Sheet1.E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233]-[Sheet1.E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234]-[Sheet1.E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235]-[Sheet1.E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236]-[Sheet1.E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237]-[Sheet1.E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238]-[Sheet1.E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239]-[Sheet1.E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240]-[Sheet1.E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241]-[Sheet1.E241]" office:value-type="float" office:value="0" calcext:value-type="float">
            <text:p>0</text:p>
          </table:table-cell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18516675" calcext:value-type="float">
            <text:p>0.19</text:p>
          </table:table-cell>
          <table:table-cell table:formula="of:=SUM([.C2:.C21])/20" office:value-type="float" office:value="0.207" calcext:value-type="float">
            <text:p>0.207</text:p>
          </table:table-cell>
          <table:table-cell table:formula="of:=SUM([.D2:.D21])/20" office:value-type="float" office:value="109121.2" calcext:value-type="float">
            <text:p>109121.2</text:p>
          </table:table-cell>
          <table:table-cell/>
          <table:table-cell table:style-name="ce1" table:formula="of:=SUM([.F2:.F21])/20" office:value-type="float" office:value="13.132832" calcext:value-type="float">
            <text:p>13.13</text:p>
          </table:table-cell>
          <table:table-cell table:formula="of:=SUM([.G2:.G21])/20" office:value-type="float" office:value="13.129" calcext:value-type="float">
            <text:p>13.129</text:p>
          </table:table-cell>
          <table:table-cell table:formula="of:=SUM([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0900784854198066" calcext:value-type="float">
            <text:p>0.01</text:p>
          </table:table-cell>
          <table:table-cell table:formula="of:=STDEV([.C2:.C21])" office:value-type="float" office:value="0.0108093526754916" calcext:value-type="float">
            <text:p>0.0108093527</text:p>
          </table:table-cell>
          <table:table-cell table:formula="of:=STDEV([.D2:.D21])" office:value-type="float" office:value="36359.957943349" calcext:value-type="float">
            <text:p>36359.957943349</text:p>
          </table:table-cell>
          <table:table-cell/>
          <table:table-cell table:style-name="ce1" table:formula="of:=STDEV([.F2:.F21])" office:value-type="float" office:value="12.6082409319701" calcext:value-type="float">
            <text:p>12.61</text:p>
          </table:table-cell>
          <table:table-cell table:formula="of:=STDEV([.G2:.G21])" office:value-type="float" office:value="12.6040172793815" calcext:value-type="float">
            <text:p>12.6040172794</text:p>
          </table:table-cell>
          <table:table-cell table:formula="of:=STDEV([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172699" calcext:value-type="float">
            <text:p>0.17</text:p>
          </table:table-cell>
          <table:table-cell table:formula="of:=MIN([.C1:.C21])" office:value-type="float" office:value="0.19" calcext:value-type="float">
            <text:p>0.19</text:p>
          </table:table-cell>
          <table:table-cell table:formula="of:=MIN([.D1:.D21])" office:value-type="float" office:value="37024" calcext:value-type="float">
            <text:p>37024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206226" calcext:value-type="float">
            <text:p>0.21</text:p>
          </table:table-cell>
          <table:table-cell table:formula="of:=MAX([.C1:.C21])" office:value-type="float" office:value="0.23" calcext:value-type="float">
            <text:p>0.23</text:p>
          </table:table-cell>
          <table:table-cell table:formula="of:=MAX([.D1:.D21])" office:value-type="float" office:value="159600" calcext:value-type="float">
            <text:p>159600</text:p>
          </table:table-cell>
          <table:table-cell/>
          <table:table-cell table:style-name="ce1" table:formula="of:=MAX([.F1:.F21])" office:value-type="float" office:value="33.00333" calcext:value-type="float">
            <text:p>33.00</text:p>
          </table:table-cell>
          <table:table-cell table:formula="of:=MAX([.G1:.G21])" office:value-type="float" office:value="32.99" calcext:value-type="float">
            <text:p>32.99</text:p>
          </table:table-cell>
          <table:table-cell table:formula="of:=MAX([.H1:.H21])" office:value-type="float" office:value="18512" calcext:value-type="float">
            <text:p>18512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1.083717" calcext:value-type="float">
            <text:p>1.08</text:p>
          </table:table-cell>
          <table:table-cell table:formula="of:=SUM([.C2:.C21])/20" office:value-type="float" office:value="1.1215" calcext:value-type="float">
            <text:p>1.1215</text:p>
          </table:table-cell>
          <table:table-cell table:formula="of:=SUM([.D2:.D21])/20" office:value-type="float" office:value="97200" calcext:value-type="float">
            <text:p>97200</text:p>
          </table:table-cell>
          <table:table-cell/>
          <table:table-cell table:style-name="ce1" table:formula="of:=SUM([.F2:.F21])/20" office:value-type="float" office:value="261.6141415" calcext:value-type="float">
            <text:p>261.61</text:p>
          </table:table-cell>
          <table:table-cell table:formula="of:=SUM([.G2:.G21])/20" office:value-type="float" office:value="261.455" calcext:value-type="float">
            <text:p>261.455</text:p>
          </table:table-cell>
          <table:table-cell table:formula="of:=SUM([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18071156459659" calcext:value-type="float">
            <text:p>0.02</text:p>
          </table:table-cell>
          <table:table-cell table:formula="of:=STDEV([.C2:.C21])" office:value-type="float" office:value="0.065636559132368" calcext:value-type="float">
            <text:p>0.0656365591</text:p>
          </table:table-cell>
          <table:table-cell table:formula="of:=STDEV([.D2:.D21])" office:value-type="float" office:value="33970.8388381627" calcext:value-type="float">
            <text:p>33970.8388381627</text:p>
          </table:table-cell>
          <table:table-cell/>
          <table:table-cell table:style-name="ce1" table:formula="of:=STDEV([.F2:.F21])" office:value-type="float" office:value="246.209387476104" calcext:value-type="float">
            <text:p>246.21</text:p>
          </table:table-cell>
          <table:table-cell table:formula="of:=STDEV([.G2:.G21])" office:value-type="float" office:value="246.031532820704" calcext:value-type="float">
            <text:p>246.0315328207</text:p>
          </table:table-cell>
          <table:table-cell table:formula="of:=STDEV([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1.06634" calcext:value-type="float">
            <text:p>1.07</text:p>
          </table:table-cell>
          <table:table-cell table:formula="of:=MIN([.C1:.C21])" office:value-type="float" office:value="1.09" calcext:value-type="float">
            <text:p>1.09</text:p>
          </table:table-cell>
          <table:table-cell table:formula="of:=MIN([.D1:.D21])" office:value-type="float" office:value="39732" calcext:value-type="float">
            <text:p>39732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1.13176" calcext:value-type="float">
            <text:p>1.13</text:p>
          </table:table-cell>
          <table:table-cell table:formula="of:=MAX([.C1:.C21])" office:value-type="float" office:value="1.39" calcext:value-type="float">
            <text:p>1.39</text:p>
          </table:table-cell>
          <table:table-cell table:formula="of:=MAX([.D1:.D21])" office:value-type="float" office:value="151944" calcext:value-type="float">
            <text:p>151944</text:p>
          </table:table-cell>
          <table:table-cell/>
          <table:table-cell table:style-name="ce1" table:formula="of:=MAX([.F1:.F21])" office:value-type="float" office:value="721.88659" calcext:value-type="float">
            <text:p>721.89</text:p>
          </table:table-cell>
          <table:table-cell table:formula="of:=MAX([.G1:.G21])" office:value-type="float" office:value="721.39" calcext:value-type="float">
            <text:p>721.39</text:p>
          </table:table-cell>
          <table:table-cell table:formula="of:=MAX([.H1:.H21])" office:value-type="float" office:value="98776" calcext:value-type="float">
            <text:p>98776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54231435" calcext:value-type="float">
            <text:p>0.54</text:p>
          </table:table-cell>
          <table:table-cell table:formula="of:=SUM([.C2:.C21])/20" office:value-type="float" office:value="0.5645" calcext:value-type="float">
            <text:p>0.5645</text:p>
          </table:table-cell>
          <table:table-cell table:formula="of:=SUM([.D2:.D21])/20" office:value-type="float" office:value="115433.6" calcext:value-type="float">
            <text:p>115433.6</text:p>
          </table:table-cell>
          <table:table-cell/>
          <table:table-cell table:style-name="ce1" table:formula="of:=SUM([.F2:.F21])/20" office:value-type="float" office:value="82.9696585" calcext:value-type="float">
            <text:p>82.97</text:p>
          </table:table-cell>
          <table:table-cell table:formula="of:=SUM([.G2:.G21])/20" office:value-type="float" office:value="82.932" calcext:value-type="float">
            <text:p>82.932</text:p>
          </table:table-cell>
          <table:table-cell table:formula="of:=SUM([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162482732824299" calcext:value-type="float">
            <text:p>0.02</text:p>
          </table:table-cell>
          <table:table-cell table:formula="of:=STDEV([.C2:.C21])" office:value-type="float" office:value="0.018771478925557" calcext:value-type="float">
            <text:p>0.0187714789</text:p>
          </table:table-cell>
          <table:table-cell table:formula="of:=STDEV([.D2:.D21])" office:value-type="float" office:value="38808.960406478" calcext:value-type="float">
            <text:p>38808.960406478</text:p>
          </table:table-cell>
          <table:table-cell/>
          <table:table-cell table:style-name="ce1" table:formula="of:=STDEV([.F2:.F21])" office:value-type="float" office:value="71.2186442878561" calcext:value-type="float">
            <text:p>71.22</text:p>
          </table:table-cell>
          <table:table-cell table:formula="of:=STDEV([.G2:.G21])" office:value-type="float" office:value="71.1788315368226" calcext:value-type="float">
            <text:p>71.1788315368</text:p>
          </table:table-cell>
          <table:table-cell table:formula="of:=STDEV([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522184" calcext:value-type="float">
            <text:p>0.52</text:p>
          </table:table-cell>
          <table:table-cell table:formula="of:=MIN([.C1:.C21])" office:value-type="float" office:value="0.54" calcext:value-type="float">
            <text:p>0.54</text:p>
          </table:table-cell>
          <table:table-cell table:formula="of:=MIN([.D1:.D21])" office:value-type="float" office:value="36232" calcext:value-type="float">
            <text:p>36232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588623" calcext:value-type="float">
            <text:p>0.59</text:p>
          </table:table-cell>
          <table:table-cell table:formula="of:=MAX([.C1:.C21])" office:value-type="float" office:value="0.62" calcext:value-type="float">
            <text:p>0.62</text:p>
          </table:table-cell>
          <table:table-cell table:formula="of:=MAX([.D1:.D21])" office:value-type="float" office:value="160052" calcext:value-type="float">
            <text:p>160052</text:p>
          </table:table-cell>
          <table:table-cell/>
          <table:table-cell table:style-name="ce1" table:formula="of:=MAX([.F1:.F21])" office:value-type="float" office:value="206.73998" calcext:value-type="float">
            <text:p>206.74</text:p>
          </table:table-cell>
          <table:table-cell table:formula="of:=MAX([.G1:.G21])" office:value-type="float" office:value="206.63" calcext:value-type="float">
            <text:p>206.63</text:p>
          </table:table-cell>
          <table:table-cell table:formula="of:=MAX([.H1:.H21])" office:value-type="float" office:value="45192" calcext:value-type="float">
            <text:p>45192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06334032" calcext:value-type="float">
            <text:p>0.06</text:p>
          </table:table-cell>
          <table:table-cell table:formula="of:=SUM([.C2:.C21])/20" office:value-type="float" office:value="0.073" calcext:value-type="float">
            <text:p>0.073</text:p>
          </table:table-cell>
          <table:table-cell table:formula="of:=SUM([.D2:.D21])/20" office:value-type="float" office:value="13057" calcext:value-type="float">
            <text:p>13057</text:p>
          </table:table-cell>
          <table:table-cell/>
          <table:table-cell table:style-name="ce1" table:formula="of:=SUM([.F2:.F21])/20" office:value-type="float" office:value="5.9771645" calcext:value-type="float">
            <text:p>5.98</text:p>
          </table:table-cell>
          <table:table-cell table:formula="of:=SUM([.G2:.G21])/20" office:value-type="float" office:value="5.976" calcext:value-type="float">
            <text:p>5.976</text:p>
          </table:table-cell>
          <table:table-cell table:formula="of:=SUM([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0194322473755137" calcext:value-type="float">
            <text:p>0.00</text:p>
          </table:table-cell>
          <table:table-cell table:formula="of:=STDEV([.C2:.C21])" office:value-type="float" office:value="0.00470162345981627" calcext:value-type="float">
            <text:p>0.0047016235</text:p>
          </table:table-cell>
          <table:table-cell table:formula="of:=STDEV([.D2:.D21])" office:value-type="float" office:value="4274.04442998358" calcext:value-type="float">
            <text:p>4274.0444299836</text:p>
          </table:table-cell>
          <table:table-cell/>
          <table:table-cell table:style-name="ce1" table:formula="of:=STDEV([.F2:.F21])" office:value-type="float" office:value="4.01867506124839" calcext:value-type="float">
            <text:p>4.02</text:p>
          </table:table-cell>
          <table:table-cell table:formula="of:=STDEV([.G2:.G21])" office:value-type="float" office:value="4.02029771089288" calcext:value-type="float">
            <text:p>4.0202977109</text:p>
          </table:table-cell>
          <table:table-cell table:formula="of:=STDEV([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60257" calcext:value-type="float">
            <text:p>0.06</text:p>
          </table:table-cell>
          <table:table-cell table:formula="of:=MIN([.C1:.C21])" office:value-type="float" office:value="0.07" calcext:value-type="float">
            <text:p>0.07</text:p>
          </table:table-cell>
          <table:table-cell table:formula="of:=MIN([.D1:.D21])" office:value-type="float" office:value="6880" calcext:value-type="float">
            <text:p>6880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0671453" calcext:value-type="float">
            <text:p>0.07</text:p>
          </table:table-cell>
          <table:table-cell table:formula="of:=MAX([.C1:.C21])" office:value-type="float" office:value="0.08" calcext:value-type="float">
            <text:p>0.08</text:p>
          </table:table-cell>
          <table:table-cell table:formula="of:=MAX([.D1:.D21])" office:value-type="float" office:value="18988" calcext:value-type="float">
            <text:p>18988</text:p>
          </table:table-cell>
          <table:table-cell/>
          <table:table-cell table:style-name="ce1" table:formula="of:=MAX([.F1:.F21])" office:value-type="float" office:value="11.99333" calcext:value-type="float">
            <text:p>11.99</text:p>
          </table:table-cell>
          <table:table-cell table:formula="of:=MAX([.G1:.G21])" office:value-type="float" office:value="12" calcext:value-type="float">
            <text:p>12</text:p>
          </table:table-cell>
          <table:table-cell table:formula="of:=MAX([.H1:.H21])" office:value-type="float" office:value="16228" calcext:value-type="float">
            <text:p>16228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08551419" calcext:value-type="float">
            <text:p>0.09</text:p>
          </table:table-cell>
          <table:table-cell table:formula="of:=SUM([.C2:.C21])/20" office:value-type="float" office:value="0.0945" calcext:value-type="float">
            <text:p>0.0945</text:p>
          </table:table-cell>
          <table:table-cell table:formula="of:=SUM([.D2:.D21])/20" office:value-type="float" office:value="13811.4" calcext:value-type="float">
            <text:p>13811.4</text:p>
          </table:table-cell>
          <table:table-cell/>
          <table:table-cell table:style-name="ce1" table:formula="of:=SUM([.F2:.F21])/20" office:value-type="float" office:value="10.3693315" calcext:value-type="float">
            <text:p>10.37</text:p>
          </table:table-cell>
          <table:table-cell table:formula="of:=SUM([.G2:.G21])/20" office:value-type="float" office:value="10.368" calcext:value-type="float">
            <text:p>10.368</text:p>
          </table:table-cell>
          <table:table-cell table:formula="of:=SUM([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0407425478273409" calcext:value-type="float">
            <text:p>0.00</text:p>
          </table:table-cell>
          <table:table-cell table:formula="of:=STDEV([.C2:.C21])" office:value-type="float" office:value="0.006048053188293" calcext:value-type="float">
            <text:p>0.0060480532</text:p>
          </table:table-cell>
          <table:table-cell table:formula="of:=STDEV([.D2:.D21])" office:value-type="float" office:value="3431.2754173155" calcext:value-type="float">
            <text:p>3431.2754173155</text:p>
          </table:table-cell>
          <table:table-cell/>
          <table:table-cell table:style-name="ce1" table:formula="of:=STDEV([.F2:.F21])" office:value-type="float" office:value="6.7342846177767" calcext:value-type="float">
            <text:p>6.73</text:p>
          </table:table-cell>
          <table:table-cell table:formula="of:=STDEV([.G2:.G21])" office:value-type="float" office:value="6.73447032262492" calcext:value-type="float">
            <text:p>6.7344703226</text:p>
          </table:table-cell>
          <table:table-cell table:formula="of:=STDEV([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809349" calcext:value-type="float">
            <text:p>0.08</text:p>
          </table:table-cell>
          <table:table-cell table:formula="of:=MIN([.C1:.C21])" office:value-type="float" office:value="0.09" calcext:value-type="float">
            <text:p>0.09</text:p>
          </table:table-cell>
          <table:table-cell table:formula="of:=MIN([.D1:.D21])" office:value-type="float" office:value="8564" calcext:value-type="float">
            <text:p>8564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100407" calcext:value-type="float">
            <text:p>0.10</text:p>
          </table:table-cell>
          <table:table-cell table:formula="of:=MAX([.C1:.C21])" office:value-type="float" office:value="0.11" calcext:value-type="float">
            <text:p>0.11</text:p>
          </table:table-cell>
          <table:table-cell table:formula="of:=MAX([.D1:.D21])" office:value-type="float" office:value="19296" calcext:value-type="float">
            <text:p>19296</text:p>
          </table:table-cell>
          <table:table-cell/>
          <table:table-cell table:style-name="ce1" table:formula="of:=MAX([.F1:.F21])" office:value-type="float" office:value="21.00333" calcext:value-type="float">
            <text:p>21.00</text:p>
          </table:table-cell>
          <table:table-cell table:formula="of:=MAX([.G1:.G21])" office:value-type="float" office:value="21" calcext:value-type="float">
            <text:p>21</text:p>
          </table:table-cell>
          <table:table-cell table:formula="of:=MAX([.H1:.H21])" office:value-type="float" office:value="17924" calcext:value-type="float">
            <text:p>17924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21119837" calcext:value-type="float">
            <text:p>0.21</text:p>
          </table:table-cell>
          <table:table-cell table:formula="of:=SUM([.C2:.C21])/20" office:value-type="float" office:value="0.221" calcext:value-type="float">
            <text:p>0.221</text:p>
          </table:table-cell>
          <table:table-cell table:formula="of:=SUM([.D2:.D21])/20" office:value-type="float" office:value="14609" calcext:value-type="float">
            <text:p>14609</text:p>
          </table:table-cell>
          <table:table-cell/>
          <table:table-cell table:style-name="ce1" table:formula="of:=SUM([.F2:.F21])/20" office:value-type="float" office:value="39.3136625" calcext:value-type="float">
            <text:p>39.31</text:p>
          </table:table-cell>
          <table:table-cell table:formula="of:=SUM([.G2:.G21])/20" office:value-type="float" office:value="39.2995" calcext:value-type="float">
            <text:p>39.2995</text:p>
          </table:table-cell>
          <table:table-cell table:formula="of:=SUM([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458403817071127" calcext:value-type="float">
            <text:p>0.05</text:p>
          </table:table-cell>
          <table:table-cell table:formula="of:=STDEV([.C2:.C21])" office:value-type="float" office:value="0.0463283475797884" calcext:value-type="float">
            <text:p>0.0463283476</text:p>
          </table:table-cell>
          <table:table-cell table:formula="of:=STDEV([.D2:.D21])" office:value-type="float" office:value="3223.81607807629" calcext:value-type="float">
            <text:p>3223.8160780763</text:p>
          </table:table-cell>
          <table:table-cell/>
          <table:table-cell table:style-name="ce1" table:formula="of:=STDEV([.F2:.F21])" office:value-type="float" office:value="30.163702423027" calcext:value-type="float">
            <text:p>30.16</text:p>
          </table:table-cell>
          <table:table-cell table:formula="of:=STDEV([.G2:.G21])" office:value-type="float" office:value="30.1513505807303" calcext:value-type="float">
            <text:p>30.1513505807</text:p>
          </table:table-cell>
          <table:table-cell table:formula="of:=STDEV([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899554" calcext:value-type="float">
            <text:p>0.09</text:p>
          </table:table-cell>
          <table:table-cell table:formula="of:=MIN([.C1:.C21])" office:value-type="float" office:value="0.1" calcext:value-type="float">
            <text:p>0.1</text:p>
          </table:table-cell>
          <table:table-cell table:formula="of:=MIN([.D1:.D21])" office:value-type="float" office:value="8332" calcext:value-type="float">
            <text:p>8332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240793" calcext:value-type="float">
            <text:p>0.24</text:p>
          </table:table-cell>
          <table:table-cell table:formula="of:=MAX([.C1:.C21])" office:value-type="float" office:value="0.25" calcext:value-type="float">
            <text:p>0.25</text:p>
          </table:table-cell>
          <table:table-cell table:formula="of:=MAX([.D1:.D21])" office:value-type="float" office:value="18760" calcext:value-type="float">
            <text:p>18760</text:p>
          </table:table-cell>
          <table:table-cell/>
          <table:table-cell table:style-name="ce1" table:formula="of:=MAX([.F1:.F21])" office:value-type="float" office:value="89.43999" calcext:value-type="float">
            <text:p>89.44</text:p>
          </table:table-cell>
          <table:table-cell table:formula="of:=MAX([.G1:.G21])" office:value-type="float" office:value="89.41" calcext:value-type="float">
            <text:p>89.41</text:p>
          </table:table-cell>
          <table:table-cell table:formula="of:=MAX([.H1:.H21])" office:value-type="float" office:value="42076" calcext:value-type="float">
            <text:p>42076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11342565" calcext:value-type="float">
            <text:p>0.11</text:p>
          </table:table-cell>
          <table:table-cell table:formula="of:=SUM([.C2:.C21])/20" office:value-type="float" office:value="0.147" calcext:value-type="float">
            <text:p>0.147</text:p>
          </table:table-cell>
          <table:table-cell table:formula="of:=SUM([.D2:.D21])/20" office:value-type="float" office:value="105569.8" calcext:value-type="float">
            <text:p>105569.8</text:p>
          </table:table-cell>
          <table:table-cell/>
          <table:table-cell table:style-name="ce1" table:formula="of:=SUM([.F2:.F21])/20" office:value-type="float" office:value="0.002665" calcext:value-type="float">
            <text:p>0.00</text:p>
          </table:table-cell>
          <table:table-cell table:formula="of:=SUM([.G2:.G21])/20" office:value-type="float" office:value="0.0055" calcext:value-type="float">
            <text:p>0.0055</text:p>
          </table:table-cell>
          <table:table-cell table:formula="of:=SUM([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105284853975199" calcext:value-type="float">
            <text:p>0.01</text:p>
          </table:table-cell>
          <table:table-cell table:formula="of:=STDEV([.C2:.C21])" office:value-type="float" office:value="0.0378501199330645" calcext:value-type="float">
            <text:p>0.0378501199</text:p>
          </table:table-cell>
          <table:table-cell table:formula="of:=STDEV([.D2:.D21])" office:value-type="float" office:value="36897.7065948264" calcext:value-type="float">
            <text:p>36897.7065948264</text:p>
          </table:table-cell>
          <table:table-cell/>
          <table:table-cell table:style-name="ce1" table:formula="of:=STDEV([.F2:.F21])" office:value-type="float" office:value="0.00205195798664285" calcext:value-type="float">
            <text:p>0.00</text:p>
          </table:table-cell>
          <table:table-cell table:formula="of:=STDEV([.G2:.G21])" office:value-type="float" office:value="0.01356271980176" calcext:value-type="float">
            <text:p>0.0135627198</text:p>
          </table:table-cell>
          <table:table-cell table:formula="of:=STDEV([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10032" calcext:value-type="float">
            <text:p>0.10</text:p>
          </table:table-cell>
          <table:table-cell table:formula="of:=MIN([.C1:.C21])" office:value-type="float" office:value="0.12" calcext:value-type="float">
            <text:p>0.12</text:p>
          </table:table-cell>
          <table:table-cell table:formula="of:=MIN([.D1:.D21])" office:value-type="float" office:value="36132" calcext:value-type="float">
            <text:p>36132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139036" calcext:value-type="float">
            <text:p>0.14</text:p>
          </table:table-cell>
          <table:table-cell table:formula="of:=MAX([.C1:.C21])" office:value-type="float" office:value="0.24" calcext:value-type="float">
            <text:p>0.24</text:p>
          </table:table-cell>
          <table:table-cell table:formula="of:=MAX([.D1:.D21])" office:value-type="float" office:value="153648" calcext:value-type="float">
            <text:p>153648</text:p>
          </table:table-cell>
          <table:table-cell/>
          <table:table-cell table:style-name="ce1" table:formula="of:=MAX([.F1:.F21])" office:value-type="float" office:value="0.00667" calcext:value-type="float">
            <text:p>0.01</text:p>
          </table:table-cell>
          <table:table-cell table:formula="of:=MAX([.G1:.G21])" office:value-type="float" office:value="0.04" calcext:value-type="float">
            <text:p>0.04</text:p>
          </table:table-cell>
          <table:table-cell table:formula="of:=MAX([.H1:.H21])" office:value-type="float" office:value="8404" calcext:value-type="float">
            <text:p>8404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1.0678425" calcext:value-type="float">
            <text:p>1.07</text:p>
          </table:table-cell>
          <table:table-cell table:formula="of:=SUM([.C2:.C21])/20" office:value-type="float" office:value="1.09" calcext:value-type="float">
            <text:p>1.09</text:p>
          </table:table-cell>
          <table:table-cell table:formula="of:=SUM([.D2:.D21])/20" office:value-type="float" office:value="103183" calcext:value-type="float">
            <text:p>103183</text:p>
          </table:table-cell>
          <table:table-cell/>
          <table:table-cell table:style-name="ce1" table:formula="of:=SUM([.F2:.F21])/20" office:value-type="float" office:value="147.602484" calcext:value-type="float">
            <text:p>147.60</text:p>
          </table:table-cell>
          <table:table-cell table:formula="of:=SUM([.G2:.G21])/20" office:value-type="float" office:value="147.5185" calcext:value-type="float">
            <text:p>147.5185</text:p>
          </table:table-cell>
          <table:table-cell table:formula="of:=SUM([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214949802891647" calcext:value-type="float">
            <text:p>0.02</text:p>
          </table:table-cell>
          <table:table-cell table:formula="of:=STDEV([.C2:.C21])" office:value-type="float" office:value="0.0220047841688072" calcext:value-type="float">
            <text:p>0.0220047842</text:p>
          </table:table-cell>
          <table:table-cell table:formula="of:=STDEV([.D2:.D21])" office:value-type="float" office:value="34992.026011951" calcext:value-type="float">
            <text:p>34992.026011951</text:p>
          </table:table-cell>
          <table:table-cell/>
          <table:table-cell table:style-name="ce1" table:formula="of:=STDEV([.F2:.F21])" office:value-type="float" office:value="114.387329246174" calcext:value-type="float">
            <text:p>114.39</text:p>
          </table:table-cell>
          <table:table-cell table:formula="of:=STDEV([.G2:.G21])" office:value-type="float" office:value="114.309266202425" calcext:value-type="float">
            <text:p>114.3092662024</text:p>
          </table:table-cell>
          <table:table-cell table:formula="of:=STDEV([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1.04695" calcext:value-type="float">
            <text:p>1.05</text:p>
          </table:table-cell>
          <table:table-cell table:formula="of:=MIN([.C1:.C21])" office:value-type="float" office:value="1.07" calcext:value-type="float">
            <text:p>1.07</text:p>
          </table:table-cell>
          <table:table-cell table:formula="of:=MIN([.D1:.D21])" office:value-type="float" office:value="37676" calcext:value-type="float">
            <text:p>37676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1.13141" calcext:value-type="float">
            <text:p>1.13</text:p>
          </table:table-cell>
          <table:table-cell table:formula="of:=MAX([.C1:.C21])" office:value-type="float" office:value="1.15" calcext:value-type="float">
            <text:p>1.15</text:p>
          </table:table-cell>
          <table:table-cell table:formula="of:=MAX([.D1:.D21])" office:value-type="float" office:value="149380" calcext:value-type="float">
            <text:p>149380</text:p>
          </table:table-cell>
          <table:table-cell/>
          <table:table-cell table:style-name="ce1" table:formula="of:=MAX([.F1:.F21])" office:value-type="float" office:value="342.85663" calcext:value-type="float">
            <text:p>342.86</text:p>
          </table:table-cell>
          <table:table-cell table:formula="of:=MAX([.G1:.G21])" office:value-type="float" office:value="342.63" calcext:value-type="float">
            <text:p>342.63</text:p>
          </table:table-cell>
          <table:table-cell table:formula="of:=MAX([.H1:.H21])" office:value-type="float" office:value="78188" calcext:value-type="float">
            <text:p>78188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49364435" calcext:value-type="float">
            <text:p>0.49</text:p>
          </table:table-cell>
          <table:table-cell table:formula="of:=SUM([.C2:.C21])/20" office:value-type="float" office:value="0.5155" calcext:value-type="float">
            <text:p>0.5155</text:p>
          </table:table-cell>
          <table:table-cell table:formula="of:=SUM([.D2:.D21])/20" office:value-type="float" office:value="106096" calcext:value-type="float">
            <text:p>106096</text:p>
          </table:table-cell>
          <table:table-cell/>
          <table:table-cell table:style-name="ce1" table:formula="of:=SUM([.F2:.F21])/20" office:value-type="float" office:value="41.9714935" calcext:value-type="float">
            <text:p>41.97</text:p>
          </table:table-cell>
          <table:table-cell table:formula="of:=SUM([.G2:.G21])/20" office:value-type="float" office:value="41.96" calcext:value-type="float">
            <text:p>41.96</text:p>
          </table:table-cell>
          <table:table-cell table:formula="of:=SUM([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289884547114065" calcext:value-type="float">
            <text:p>0.03</text:p>
          </table:table-cell>
          <table:table-cell table:formula="of:=STDEV([.C2:.C21])" office:value-type="float" office:value="0.0291050728079813" calcext:value-type="float">
            <text:p>0.0291050728</text:p>
          </table:table-cell>
          <table:table-cell table:formula="of:=STDEV([.D2:.D21])" office:value-type="float" office:value="39683.9661218217" calcext:value-type="float">
            <text:p>39683.9661218217</text:p>
          </table:table-cell>
          <table:table-cell/>
          <table:table-cell table:style-name="ce1" table:formula="of:=STDEV([.F2:.F21])" office:value-type="float" office:value="33.969088099692" calcext:value-type="float">
            <text:p>33.97</text:p>
          </table:table-cell>
          <table:table-cell table:formula="of:=STDEV([.G2:.G21])" office:value-type="float" office:value="33.9677920203366" calcext:value-type="float">
            <text:p>33.9677920203</text:p>
          </table:table-cell>
          <table:table-cell table:formula="of:=STDEV([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469691" calcext:value-type="float">
            <text:p>0.47</text:p>
          </table:table-cell>
          <table:table-cell table:formula="of:=MIN([.C1:.C21])" office:value-type="float" office:value="0.49" calcext:value-type="float">
            <text:p>0.49</text:p>
          </table:table-cell>
          <table:table-cell table:formula="of:=MIN([.D1:.D21])" office:value-type="float" office:value="36536" calcext:value-type="float">
            <text:p>36536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602795" calcext:value-type="float">
            <text:p>0.60</text:p>
          </table:table-cell>
          <table:table-cell table:formula="of:=MAX([.C1:.C21])" office:value-type="float" office:value="0.62" calcext:value-type="float">
            <text:p>0.62</text:p>
          </table:table-cell>
          <table:table-cell table:formula="of:=MAX([.D1:.D21])" office:value-type="float" office:value="159276" calcext:value-type="float">
            <text:p>159276</text:p>
          </table:table-cell>
          <table:table-cell/>
          <table:table-cell table:style-name="ce1" table:formula="of:=MAX([.F1:.F21])" office:value-type="float" office:value="93.18332" calcext:value-type="float">
            <text:p>93.18</text:p>
          </table:table-cell>
          <table:table-cell table:formula="of:=MAX([.G1:.G21])" office:value-type="float" office:value="93.3" calcext:value-type="float">
            <text:p>93.3</text:p>
          </table:table-cell>
          <table:table-cell table:formula="of:=MAX([.H1:.H21])" office:value-type="float" office:value="33972" calcext:value-type="float">
            <text:p>33972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04872312" calcext:value-type="float">
            <text:p>0.05</text:p>
          </table:table-cell>
          <table:table-cell table:formula="of:=SUM([.C2:.C21])/20" office:value-type="float" office:value="0.06" calcext:value-type="float">
            <text:p>0.06</text:p>
          </table:table-cell>
          <table:table-cell table:formula="of:=SUM([.D2:.D21])/20" office:value-type="float" office:value="12817" calcext:value-type="float">
            <text:p>12817</text:p>
          </table:table-cell>
          <table:table-cell/>
          <table:table-cell table:style-name="ce1" table:formula="of:=SUM([.F2:.F21])/20" office:value-type="float" office:value="2.4614985" calcext:value-type="float">
            <text:p>2.46</text:p>
          </table:table-cell>
          <table:table-cell table:formula="of:=SUM([.G2:.G21])/20" office:value-type="float" office:value="2.459" calcext:value-type="float">
            <text:p>2.459</text:p>
          </table:table-cell>
          <table:table-cell table:formula="of:=SUM([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0146902449250479" calcext:value-type="float">
            <text:p>0.00</text:p>
          </table:table-cell>
          <table:table-cell table:formula="of:=STDEV([.C2:.C21])" office:value-type="float" office:value="0" calcext:value-type="float">
            <text:p>0</text:p>
          </table:table-cell>
          <table:table-cell table:formula="of:=STDEV([.D2:.D21])" office:value-type="float" office:value="3778.16037106337" calcext:value-type="float">
            <text:p>3778.1603710634</text:p>
          </table:table-cell>
          <table:table-cell/>
          <table:table-cell table:style-name="ce1" table:formula="of:=STDEV([.F2:.F21])" office:value-type="float" office:value="2.8097339190698" calcext:value-type="float">
            <text:p>2.81</text:p>
          </table:table-cell>
          <table:table-cell table:formula="of:=STDEV([.G2:.G21])" office:value-type="float" office:value="2.80975912059904" calcext:value-type="float">
            <text:p>2.8097591206</text:p>
          </table:table-cell>
          <table:table-cell table:formula="of:=STDEV([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46731" calcext:value-type="float">
            <text:p>0.05</text:p>
          </table:table-cell>
          <table:table-cell table:formula="of:=MIN([.C1:.C21])" office:value-type="float" office:value="0.06" calcext:value-type="float">
            <text:p>0.06</text:p>
          </table:table-cell>
          <table:table-cell table:formula="of:=MIN([.D1:.D21])" office:value-type="float" office:value="7300" calcext:value-type="float">
            <text:p>7300</text:p>
          </table:table-cell>
          <table:table-cell/>
          <table:table-cell table:style-name="ce1" table:formula="of:=MIN([.F1:.F21])" office:value-type="float" office:value="0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0521103" calcext:value-type="float">
            <text:p>0.05</text:p>
          </table:table-cell>
          <table:table-cell table:formula="of:=MAX([.C1:.C21])" office:value-type="float" office:value="0.06" calcext:value-type="float">
            <text:p>0.06</text:p>
          </table:table-cell>
          <table:table-cell table:formula="of:=MAX([.D1:.D21])" office:value-type="float" office:value="18588" calcext:value-type="float">
            <text:p>18588</text:p>
          </table:table-cell>
          <table:table-cell/>
          <table:table-cell table:style-name="ce1" table:formula="of:=MAX([.F1:.F21])" office:value-type="float" office:value="6.12667" calcext:value-type="float">
            <text:p>6.13</text:p>
          </table:table-cell>
          <table:table-cell table:formula="of:=MAX([.G1:.G21])" office:value-type="float" office:value="6.13" calcext:value-type="float">
            <text:p>6.13</text:p>
          </table:table-cell>
          <table:table-cell table:formula="of:=MAX([.H1:.H21])" office:value-type="float" office:value="12508" calcext:value-type="float">
            <text:p>12508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071773885" calcext:value-type="float">
            <text:p>0.07</text:p>
          </table:table-cell>
          <table:table-cell table:formula="of:=SUM([.C2:.C21])/20" office:value-type="float" office:value="0.081" calcext:value-type="float">
            <text:p>0.081</text:p>
          </table:table-cell>
          <table:table-cell table:formula="of:=SUM([.D2:.D21])/20" office:value-type="float" office:value="12384" calcext:value-type="float">
            <text:p>12384</text:p>
          </table:table-cell>
          <table:table-cell/>
          <table:table-cell table:style-name="ce1" table:formula="of:=SUM([.F2:.F21])/20" office:value-type="float" office:value="5.840165" calcext:value-type="float">
            <text:p>5.84</text:p>
          </table:table-cell>
          <table:table-cell table:formula="of:=SUM([.G2:.G21])/20" office:value-type="float" office:value="5.8385" calcext:value-type="float">
            <text:p>5.8385</text:p>
          </table:table-cell>
          <table:table-cell table:formula="of:=SUM([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0393809194371228" calcext:value-type="float">
            <text:p>0.00</text:p>
          </table:table-cell>
          <table:table-cell table:formula="of:=STDEV([.C2:.C21])" office:value-type="float" office:value="0.00447213595499958" calcext:value-type="float">
            <text:p>0.004472136</text:p>
          </table:table-cell>
          <table:table-cell table:formula="of:=STDEV([.D2:.D21])" office:value-type="float" office:value="3420.21039672923" calcext:value-type="float">
            <text:p>3420.2103967292</text:p>
          </table:table-cell>
          <table:table-cell/>
          <table:table-cell table:style-name="ce1" table:formula="of:=STDEV([.F2:.F21])" office:value-type="float" office:value="2.42712714555924" calcext:value-type="float">
            <text:p>2.43</text:p>
          </table:table-cell>
          <table:table-cell table:formula="of:=STDEV([.G2:.G21])" office:value-type="float" office:value="2.42894231909152" calcext:value-type="float">
            <text:p>2.4289423191</text:p>
          </table:table-cell>
          <table:table-cell table:formula="of:=STDEV([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681768" calcext:value-type="float">
            <text:p>0.07</text:p>
          </table:table-cell>
          <table:table-cell table:formula="of:=MIN([.C1:.C21])" office:value-type="float" office:value="0.08" calcext:value-type="float">
            <text:p>0.08</text:p>
          </table:table-cell>
          <table:table-cell table:formula="of:=MIN([.D1:.D21])" office:value-type="float" office:value="7704" calcext:value-type="float">
            <text:p>7704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087021" calcext:value-type="float">
            <text:p>0.09</text:p>
          </table:table-cell>
          <table:table-cell table:formula="of:=MAX([.C1:.C21])" office:value-type="float" office:value="0.1" calcext:value-type="float">
            <text:p>0.1</text:p>
          </table:table-cell>
          <table:table-cell table:formula="of:=MAX([.D1:.D21])" office:value-type="float" office:value="19404" calcext:value-type="float">
            <text:p>19404</text:p>
          </table:table-cell>
          <table:table-cell/>
          <table:table-cell table:style-name="ce1" table:formula="of:=MAX([.F1:.F21])" office:value-type="float" office:value="8.82" calcext:value-type="float">
            <text:p>8.82</text:p>
          </table:table-cell>
          <table:table-cell table:formula="of:=MAX([.G1:.G21])" office:value-type="float" office:value="8.82" calcext:value-type="float">
            <text:p>8.82</text:p>
          </table:table-cell>
          <table:table-cell table:formula="of:=MAX([.H1:.H21])" office:value-type="float" office:value="14988" calcext:value-type="float">
            <text:p>14988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/20</text:p>
          </table:table-cell>
          <table:table-cell table:style-name="ce1" table:formula="of:=SUM([.B2:.B21])/20" office:value-type="float" office:value="0.195733945" calcext:value-type="float">
            <text:p>0.20</text:p>
          </table:table-cell>
          <table:table-cell table:formula="of:=SUM([.C2:.C21])/20" office:value-type="float" office:value="0.205" calcext:value-type="float">
            <text:p>0.205</text:p>
          </table:table-cell>
          <table:table-cell table:formula="of:=SUM([.D2:.D21])/20" office:value-type="float" office:value="13605.2" calcext:value-type="float">
            <text:p>13605.2</text:p>
          </table:table-cell>
          <table:table-cell/>
          <table:table-cell table:style-name="ce1" table:formula="of:=SUM([.F2:.F21])/20" office:value-type="float" office:value="18.350499" calcext:value-type="float">
            <text:p>18.35</text:p>
          </table:table-cell>
          <table:table-cell table:formula="of:=SUM([.G2:.G21])/20" office:value-type="float" office:value="18.344" calcext:value-type="float">
            <text:p>18.344</text:p>
          </table:table-cell>
          <table:table-cell table:formula="of:=SUM([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1])" office:value-type="float" office:value="0.0578464523695772" calcext:value-type="float">
            <text:p>0.06</text:p>
          </table:table-cell>
          <table:table-cell table:formula="of:=STDEV([.C2:.C21])" office:value-type="float" office:value="0.0570779706790817" calcext:value-type="float">
            <text:p>0.0570779707</text:p>
          </table:table-cell>
          <table:table-cell table:formula="of:=STDEV([.D2:.D21])" office:value-type="float" office:value="3303.51088516763" calcext:value-type="float">
            <text:p>3303.5108851676</text:p>
          </table:table-cell>
          <table:table-cell/>
          <table:table-cell table:style-name="ce1" table:formula="of:=STDEV([.F2:.F21])" office:value-type="float" office:value="12.6392527943662" calcext:value-type="float">
            <text:p>12.64</text:p>
          </table:table-cell>
          <table:table-cell table:formula="of:=STDEV([.G2:.G21])" office:value-type="float" office:value="12.6331112140822" calcext:value-type="float">
            <text:p>12.6331112141</text:p>
          </table:table-cell>
          <table:table-cell table:formula="of:=STDEV([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21])" office:value-type="float" office:value="0.0759205" calcext:value-type="float">
            <text:p>0.08</text:p>
          </table:table-cell>
          <table:table-cell table:formula="of:=MIN([.C1:.C21])" office:value-type="float" office:value="0.09" calcext:value-type="float">
            <text:p>0.09</text:p>
          </table:table-cell>
          <table:table-cell table:formula="of:=MIN([.D1:.D21])" office:value-type="float" office:value="7908" calcext:value-type="float">
            <text:p>7908</text:p>
          </table:table-cell>
          <table:table-cell/>
          <table:table-cell table:style-name="ce1" table:formula="of:=MIN([.F1:.F21])" office:value-type="float" office:value="0.00333" calcext:value-type="float">
            <text:p>0.00</text:p>
          </table:table-cell>
          <table:table-cell table:formula="of:=MIN([.G1:.G21])" office:value-type="float" office:value="0" calcext:value-type="float">
            <text:p>0</text:p>
          </table:table-cell>
          <table:table-cell table:formula="of:=MIN([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21])" office:value-type="float" office:value="0.240889" calcext:value-type="float">
            <text:p>0.24</text:p>
          </table:table-cell>
          <table:table-cell table:formula="of:=MAX([.C1:.C21])" office:value-type="float" office:value="0.25" calcext:value-type="float">
            <text:p>0.25</text:p>
          </table:table-cell>
          <table:table-cell table:formula="of:=MAX([.D1:.D21])" office:value-type="float" office:value="18256" calcext:value-type="float">
            <text:p>18256</text:p>
          </table:table-cell>
          <table:table-cell/>
          <table:table-cell table:style-name="ce1" table:formula="of:=MAX([.F1:.F21])" office:value-type="float" office:value="50.57999" calcext:value-type="float">
            <text:p>50.58</text:p>
          </table:table-cell>
          <table:table-cell table:formula="of:=MAX([.G1:.G21])" office:value-type="float" office:value="50.55" calcext:value-type="float">
            <text:p>50.55</text:p>
          </table:table-cell>
          <table:table-cell table:formula="of:=MAX([.H1:.H21])" office:value-type="float" office:value="30620" calcext:value-type="float">
            <text:p>3062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5:38:26.30081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1-17T16:16:35.036705114</dc:date>
    <meta:editing-duration>PT31M29S</meta:editing-duration>
    <meta:editing-cycles>2</meta:editing-cycles>
    <meta:generator>LibreOffice/4.4.7.2$Linux_X86_64 LibreOffice_project/40m0$Build-2</meta:generator>
    <meta:document-statistic meta:table-count="13" meta:cell-count="5146" meta:object-count="0"/>
  </office:meta>
</office:document-meta>
</file>